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t.getNewDocum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t.configur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t.do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ut.getDocument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t.lookUpExtension( String extension , ServiceSelector sel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t.validateDoc( SourceResolver resolver , org . w3c . dom . Document xmlDoc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t.getPubli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ut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t.setMetaData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t.getSourceExt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ut.getNewDoc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.getNodesTo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t.getVisibleInNa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